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var cib-font-text" svg:font-family="'var cib-font-text'"/>
    <style:font-face style:name="宋体" svg:font-family="宋体"/>
  </office:font-face-decls>
  <office:automatic-styles>
    <style:style style:name="P1" style:family="paragraph" style:parent-style-name="Standard">
      <style:text-properties fo:language="en" fo:country="US"/>
    </style:style>
    <style:style style:name="P2" style:family="paragraph" style:parent-style-name="Standard">
      <style:paragraph-properties fo:margin-top="0cm" fo:margin-bottom="0.499cm" style:contextual-spacing="false"/>
      <style:text-properties fo:language="en" fo:country="US" loext:padding="0cm" loext:border="non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left="0cm" fo:margin-right="0cm" fo:margin-top="0cm" fo:margin-bottom="0cm" style:contextual-spacing="false" fo:text-indent="0cm" style:auto-text-indent="false"/>
    </style:style>
    <style:style style:name="P5"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6"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7" style:family="paragraph" style:parent-style-name="Text_20_body">
      <style:paragraph-properties fo:margin-left="0cm" fo:margin-right="0cm" fo:margin-top="0.265cm" fo:margin-bottom="0cm" style:contextual-spacing="false" fo:text-indent="0cm" style:auto-text-indent="false" fo:padding="0cm" fo:border="none"/>
      <style:text-properties loext:padding="0cm" loext:border="none"/>
    </style:style>
    <style:style style:name="P8" style:family="paragraph" style:parent-style-name="Text_20_body">
      <style:paragraph-properties fo:margin-top="0cm" fo:margin-bottom="0cm" style:contextual-spacing="false"/>
      <style:text-properties loext:padding="0cm" loext:border="none"/>
    </style:style>
    <style:style style:name="P9" style:family="paragraph" style:parent-style-name="Text_20_body">
      <style:text-properties loext:padding="0cm" loext:border="none"/>
    </style:style>
    <style:style style:name="P10" style:family="paragraph" style:parent-style-name="Text_20_body" style:list-style-name="L1">
      <style:paragraph-properties fo:margin-top="0cm" fo:margin-bottom="0cm" style:contextual-spacing="false" fo:padding="0cm" fo:border="none"/>
      <style:text-properties loext:padding="0cm" loext:border="none"/>
    </style:style>
    <style:style style:name="P11" style:family="paragraph" style:parent-style-name="Text_20_body" style:list-style-name="L1">
      <style:paragraph-properties fo:margin-left="0cm" fo:margin-right="0cm" fo:margin-top="0cm" fo:margin-bottom="0cm" style:contextual-spacing="false" fo:text-indent="0cm" style:auto-text-indent="false" fo:padding="0cm" fo:border="none"/>
      <style:text-properties loext:padding="0cm" loext:border="none"/>
    </style:style>
    <style:style style:name="P12" style:family="paragraph" style:parent-style-name="Text_20_body" style:list-style-name="L2">
      <style:paragraph-properties fo:margin-top="0cm" fo:margin-bottom="0cm" style:contextual-spacing="false" fo:padding="0cm" fo:border="none"/>
      <style:text-properties loext:padding="0cm" loext:border="none"/>
    </style:style>
    <style:style style:name="P13" style:family="paragraph" style:parent-style-name="Text_20_body" style:list-style-name="L2">
      <style:paragraph-properties fo:margin-left="0cm" fo:margin-right="0cm" fo:margin-top="0cm" fo:margin-bottom="0cm" style:contextual-spacing="false" fo:text-indent="0cm" style:auto-text-indent="false" fo:padding="0cm" fo:border="none"/>
      <style:text-properties loext:padding="0cm" loext:border="none"/>
    </style:style>
    <style:style style:name="P14" style:family="paragraph" style:parent-style-name="Text_20_body" style:list-style-name="L3">
      <style:paragraph-properties fo:margin-top="0cm" fo:margin-bottom="0cm" style:contextual-spacing="false" fo:padding="0cm" fo:border="none"/>
      <style:text-properties loext:padding="0cm" loext:border="none"/>
    </style:style>
    <style:style style:name="P15" style:family="paragraph" style:parent-style-name="Text_20_body" style:list-style-name="L3">
      <style:paragraph-properties fo:margin-left="0cm" fo:margin-right="0cm" fo:margin-top="0cm" fo:margin-bottom="0cm" style:contextual-spacing="false" fo:text-indent="0cm" style:auto-text-indent="false" fo:padding="0cm" fo:border="none"/>
      <style:text-properties loext:padding="0cm" loext:border="none"/>
    </style:style>
    <style:style style:name="P16" style:family="paragraph" style:parent-style-name="Text_20_body" style:list-style-name="L4">
      <style:paragraph-properties fo:margin-top="0cm" fo:margin-bottom="0cm" style:contextual-spacing="false" fo:padding="0cm" fo:border="none"/>
      <style:text-properties loext:padding="0cm" loext:border="none"/>
    </style:style>
    <style:style style:name="P17" style:family="paragraph" style:parent-style-name="Text_20_body" style:list-style-name="L4">
      <style:paragraph-properties fo:margin-left="0cm" fo:margin-right="0cm" fo:margin-top="0cm" fo:margin-bottom="0cm" style:contextual-spacing="false" fo:text-indent="0cm" style:auto-text-indent="false" fo:padding="0cm" fo:border="none"/>
      <style:text-properties loext:padding="0cm" loext:border="none"/>
    </style:style>
    <style:style style:name="P18" style:family="paragraph" style:parent-style-name="Text_20_body" style:list-style-name="L5">
      <style:paragraph-properties fo:margin-top="0cm" fo:margin-bottom="0cm" style:contextual-spacing="false" fo:padding="0cm" fo:border="none"/>
      <style:text-properties loext:padding="0cm" loext:border="none"/>
    </style:style>
    <style:style style:name="P19" style:family="paragraph" style:parent-style-name="Text_20_body" style:list-style-name="L5">
      <style:paragraph-properties fo:margin-left="0cm" fo:margin-right="0cm" fo:margin-top="0cm" fo:margin-bottom="0cm" style:contextual-spacing="false" fo:text-indent="0cm" style:auto-text-indent="false" fo:padding="0cm" fo:border="none"/>
      <style:text-properties loext:padding="0cm" loext:border="none"/>
    </style:style>
    <style:style style:name="P20" style:family="paragraph" style:parent-style-name="Text_20_body" style:list-style-name="L6">
      <style:paragraph-properties fo:margin-top="0cm" fo:margin-bottom="0cm" style:contextual-spacing="false" fo:padding="0cm" fo:border="none"/>
      <style:text-properties loext:padding="0cm" loext:border="none"/>
    </style:style>
    <style:style style:name="P21" style:family="paragraph" style:parent-style-name="Text_20_body" style:list-style-name="L6">
      <style:paragraph-properties fo:margin-left="0cm" fo:margin-right="0cm" fo:margin-top="0cm" fo:margin-bottom="0cm" style:contextual-spacing="false" fo:text-indent="0cm" style:auto-text-indent="false" fo:padding="0cm" fo:border="none"/>
      <style:text-properties loext:padding="0cm" loext:border="none"/>
    </style:style>
    <style:style style:name="P22" style:family="paragraph" style:parent-style-name="Text_20_body" style:list-style-name="L7">
      <style:paragraph-properties fo:margin-top="0cm" fo:margin-bottom="0cm" style:contextual-spacing="false" fo:padding="0cm" fo:border="none"/>
      <style:text-properties loext:padding="0cm" loext:border="none"/>
    </style:style>
    <style:style style:name="P23" style:family="paragraph" style:parent-style-name="Text_20_body" style:list-style-name="L7">
      <style:paragraph-properties fo:margin-left="0cm" fo:margin-right="0cm" fo:margin-top="0cm" fo:margin-bottom="0cm" style:contextual-spacing="false" fo:text-indent="0cm" style:auto-text-indent="false" fo:padding="0cm" fo:border="none"/>
      <style:text-properties loext:padding="0cm" loext:border="none"/>
    </style:style>
    <style:style style:name="P24" style:family="paragraph" style:parent-style-name="Text_20_body" style:list-style-name="L8">
      <style:paragraph-properties fo:margin-top="0cm" fo:margin-bottom="0cm" style:contextual-spacing="false" fo:padding="0cm" fo:border="none"/>
      <style:text-properties loext:padding="0cm" loext:border="none"/>
    </style:style>
    <style:style style:name="P25" style:family="paragraph" style:parent-style-name="Text_20_body" style:list-style-name="L8">
      <style:paragraph-properties fo:margin-left="0cm" fo:margin-right="0cm" fo:margin-top="0cm" fo:margin-bottom="0cm" style:contextual-spacing="false" fo:text-indent="0cm" style:auto-text-indent="false" fo:padding="0cm" fo:border="none"/>
      <style:text-properties loext:padding="0cm" loext:border="none"/>
    </style:style>
    <style:style style:name="P26" style:family="paragraph" style:parent-style-name="Text_20_body" style:list-style-name="L9">
      <style:paragraph-properties fo:margin-top="0cm" fo:margin-bottom="0cm" style:contextual-spacing="false" fo:padding="0cm" fo:border="none"/>
      <style:text-properties loext:padding="0cm" loext:border="none"/>
    </style:style>
    <style:style style:name="P27" style:family="paragraph" style:parent-style-name="Text_20_body" style:list-style-name="L9">
      <style:paragraph-properties fo:margin-left="0cm" fo:margin-right="0cm" fo:margin-top="0cm" fo:margin-bottom="0cm" style:contextual-spacing="false" fo:text-indent="0cm" style:auto-text-indent="false" fo:padding="0cm" fo:border="none"/>
      <style:text-properties loext:padding="0cm" loext:border="none"/>
    </style:style>
    <style:style style:name="P28" style:family="paragraph" style:parent-style-name="Text_20_body" style:list-style-name="L10">
      <style:paragraph-properties fo:margin-top="0cm" fo:margin-bottom="0cm" style:contextual-spacing="false" fo:padding="0cm" fo:border="none"/>
      <style:text-properties loext:padding="0cm" loext:border="none"/>
    </style:style>
    <style:style style:name="P29" style:family="paragraph" style:parent-style-name="Text_20_body" style:list-style-name="L10">
      <style:paragraph-properties fo:margin-left="0cm" fo:margin-right="0cm" fo:margin-top="0cm" fo:margin-bottom="0cm" style:contextual-spacing="false" fo:text-indent="0cm" style:auto-text-indent="false" fo:padding="0cm" fo:border="none"/>
      <style:text-properties loext:padding="0cm" loext:border="none"/>
    </style:style>
    <style:style style:name="P30" style:family="paragraph" style:parent-style-name="Text_20_body" style:list-style-name="L11">
      <style:paragraph-properties fo:margin-top="0cm" fo:margin-bottom="0cm" style:contextual-spacing="false" fo:padding="0cm" fo:border="none"/>
      <style:text-properties loext:padding="0cm" loext:border="none"/>
    </style:style>
    <style:style style:name="P31" style:family="paragraph" style:parent-style-name="Text_20_body" style:list-style-name="L11">
      <style:paragraph-properties fo:margin-left="0cm" fo:margin-right="0cm" fo:margin-top="0cm" fo:margin-bottom="0cm" style:contextual-spacing="false" fo:text-indent="0cm" style:auto-text-indent="false" fo:padding="0cm" fo:border="none"/>
      <style:text-properties loext:padding="0cm" loext:border="none"/>
    </style:style>
    <style:style style:name="P32" style:family="paragraph" style:parent-style-name="Text_20_body" style:list-style-name="L12">
      <style:paragraph-properties fo:margin-top="0cm" fo:margin-bottom="0cm" style:contextual-spacing="false" fo:padding="0cm" fo:border="none"/>
      <style:text-properties loext:padding="0cm" loext:border="none"/>
    </style:style>
    <style:style style:name="P33" style:family="paragraph" style:parent-style-name="Text_20_body" style:list-style-name="L12">
      <style:paragraph-properties fo:margin-left="0cm" fo:margin-right="0cm" fo:margin-top="0cm" fo:margin-bottom="0cm" style:contextual-spacing="false" fo:text-indent="0cm" style:auto-text-indent="false" fo:padding="0cm" fo:border="none"/>
      <style:text-properties loext:padding="0cm" loext:border="none"/>
    </style:style>
    <style:style style:name="P34" style:family="paragraph" style:parent-style-name="Text_20_body" style:list-style-name="L13">
      <style:paragraph-properties fo:margin-top="0cm" fo:margin-bottom="0cm" style:contextual-spacing="false" fo:padding="0cm" fo:border="none"/>
      <style:text-properties loext:padding="0cm" loext:border="none"/>
    </style:style>
    <style:style style:name="P35" style:family="paragraph" style:parent-style-name="Text_20_body" style:list-style-name="L13">
      <style:paragraph-properties fo:margin-left="0cm" fo:margin-right="0cm" fo:margin-top="0cm" fo:margin-bottom="0cm" style:contextual-spacing="false" fo:text-indent="0cm" style:auto-text-indent="false" fo:padding="0cm" fo:border="none"/>
      <style:text-properties loext:padding="0cm" loext:border="none"/>
    </style:style>
    <style:style style:name="P36" style:family="paragraph" style:parent-style-name="Text_20_body" style:list-style-name="L14">
      <style:paragraph-properties fo:margin-top="0cm" fo:margin-bottom="0cm" style:contextual-spacing="false" fo:padding="0cm" fo:border="none"/>
      <style:text-properties loext:padding="0cm" loext:border="none"/>
    </style:style>
    <style:style style:name="P37" style:family="paragraph" style:parent-style-name="Text_20_body" style:list-style-name="L14">
      <style:paragraph-properties fo:margin-left="0cm" fo:margin-right="0cm" fo:margin-top="0cm" fo:margin-bottom="0cm" style:contextual-spacing="false" fo:text-indent="0cm" style:auto-text-indent="false" fo:padding="0cm" fo:border="none"/>
      <style:text-properties loext:padding="0cm" loext:border="none"/>
    </style:style>
    <style:style style:name="P38" style:family="paragraph" style:parent-style-name="Text_20_body">
      <style:paragraph-properties fo:margin-left="0.053cm" fo:margin-right="0.053cm" fo:margin-top="0cm" fo:margin-bottom="0cm" style:contextual-spacing="false" fo:text-indent="0cm" style:auto-text-indent="false" fo:padding="0cm" fo:border="none"/>
    </style:style>
    <style:style style:name="P39" style:family="paragraph" style:parent-style-name="Text_20_body">
      <style:paragraph-properties fo:margin-left="0cm" fo:margin-right="0.159cm" fo:margin-top="0cm" fo:margin-bottom="0cm" style:contextual-spacing="false" style:line-height-at-least="0.635cm" fo:text-indent="0cm" style:auto-text-indent="false"/>
      <style:text-properties fo:font-weight="bold" loext:padding-left="0cm" loext:padding-right="0cm" loext:padding-top="0.049cm" loext:padding-bottom="0cm" loext:border-left="none" loext:border-right="none" loext:border-top="0.06pt solid #000000" loext:border-bottom="none"/>
    </style:style>
    <style:style style:name="P40" style:family="paragraph" style:parent-style-name="Text_20_body">
      <style:paragraph-properties fo:margin-left="0cm" fo:margin-right="0cm" fo:margin-top="0cm" fo:margin-bottom="0cm" style:contextual-spacing="false" style:line-height-at-least="0.635cm" fo:orphans="0" fo:text-indent="0cm" style:auto-text-indent="false"/>
    </style:style>
    <style:style style:name="T1" style:family="text">
      <style:text-properties style:font-name="var cib-font-text" fo:font-weight="bold" loext:padding="0cm" loext:border="none"/>
    </style:style>
    <style:style style:name="T2" style:family="text">
      <style:text-properties style:font-name-asian="var cib-font-text" style:font-weight-asian="bold" loext:padding="0cm" loext:border="none"/>
    </style:style>
    <style:style style:name="T3" style:family="text">
      <style:text-properties loext:padding="0cm" loext:border="none"/>
    </style:style>
    <style:style style:name="T4" style:family="text">
      <style:text-properties fo:font-size="7.5pt" fo:font-weight="bold" loext:padding="0cm" loext:border="none"/>
    </style:style>
    <style:style style:name="T5" style:family="text">
      <style:text-properties style:text-line-through-style="none" style:text-line-through-type="none" fo:font-size="7.5pt" style:text-underline-style="none" fo:font-weight="bold" style:text-blinking="false" loext:padding="0cm" loext:border="none"/>
    </style:style>
    <style:style style:name="T6" style:family="text">
      <style:text-properties style:text-line-through-style="none" style:text-line-through-type="none" style:font-name="var cib-font-text" style:text-underline-style="none" fo:font-weight="bold" style:text-blinking="false" loext:padding="0cm" loext:border="none"/>
    </style:style>
    <style:style style:name="T7" style:family="text">
      <style:text-properties loext:padding-left="0cm" loext:padding-right="0cm" loext:padding-top="0cm" loext:padding-bottom="0.049cm" loext:border-left="none" loext:border-right="none" loext:border-top="none" loext:border-bottom="1.5pt solid #000000"/>
    </style:style>
    <style:style style:name="T8" style:family="text">
      <style:text-properties loext:padding-left="0cm" loext:padding-right="0cm" loext:padding-top="0.049cm" loext:padding-bottom="0cm" loext:border-left="none" loext:border-right="none" loext:border-top="0.06pt solid #000000" loext:border-bottom="none"/>
    </style:style>
    <style:style style:name="T9" style:family="text">
      <style:text-properties officeooo:rsid="000a0160"/>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text:list-style style:name="L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框架49" text:anchor-type="page" text:anchor-page-number="1" svg:x="-0.053cm" svg:y="0cm" svg:width="0.041cm" draw:z-index="48">
        <draw:text-box fo:min-height="0.041cm">
          <text:p text:style-name="P3">Sent message.</text:p>
        </draw:text-box>
      </draw:frame>
      <draw:frame draw:style-name="fr1" draw:name="框架48" text:anchor-type="page" text:anchor-page-number="1" svg:x="-0.053cm" svg:y="0cm" svg:width="0.041cm" draw:z-index="47">
        <draw:text-box fo:min-height="0.041cm">
          <text:p text:style-name="P3">Received message. 您好，这是Bing。我将根据左侧pdf来回答您的问题。😊 4.4Ablation study是一种实验方法，用于分析模型中不同的组件或设置对模型性能的影响。具体来说： - 在左侧pdf中，作者进行了多组消融实验，分别探究了编码器的结构、解码器的层数、匹配损失的权重、语义对齐机制等因素对模型性能的影响。 - 作者通过在Pascal VOC数据集上进行1-shot和2-shot的实验，比较了不同设置下的模型在平均精度（mAP）上的表现，并给出了相应的结果和分析。 - 作者通过消融实验验证了Meta-DETR中各个组件或设置的有效性和必要性，并给出了一些启示和建议。 : Meta-DETR: Few-Shot Object Detection via Unified Image-Level Meta-Learning, Gongjie Zhang et al., arXiv:2103.11731v2 [cs.CV] 25 Mar 2021</text:p>
        </draw:text-box>
      </draw:frame>
      <draw:frame draw:style-name="fr1" draw:name="框架47" text:anchor-type="page" text:anchor-page-number="1" svg:x="-0.053cm" svg:y="0cm" svg:width="0.041cm" draw:z-index="46">
        <draw:text-box fo:min-height="0.041cm">
          <text:p text:style-name="P3">Sent message.</text:p>
        </draw:text-box>
      </draw:frame>
      <draw:frame draw:style-name="fr1" draw:name="框架46" text:anchor-type="page" text:anchor-page-number="1" svg:x="-0.053cm" svg:y="0cm" svg:width="0.041cm" draw:z-index="45">
        <draw:text-box fo:min-height="0.041cm">
          <text:p text:style-name="P3">Received message. 您好，这是Bing。我将根据左侧pdf来回答您的问题。😊 4.2Implementation Details 讲了Meta-DETR的实现细节，包括模型结构、超参数设置、训练策略等。具体来说： - Meta-DETR的编码器使用了ResNet-50 [13]作为骨干网络，解码器使用了Transformer [71]的结构，匹配器使用了匈牙利算法 [23]。 - Meta-DETR的超参数设置包括：输入图像的大小为800×800，支持集和查询集的大小分别为1和16，预测边界框的数量为100，编码器和解码器的隐藏层维度为256，解码器的层数为6，解码器的头数为8，解码器的前馈网络维度为2048。 - Meta-DETR的训练策略包括：使用AdamW [39]优化器，初始学习率为10−4，在第40个epoch时降低到10−5，在第50个epoch时停止训练，使用余弦退火学习率调度器 [29]，使用0.1的权重衰减和0.9的动量。 : Meta-DETR: Few-Shot Object Detection via Unified Image-Level Meta-Learning, Gongjie Zhang et al., arXiv:2103.11731v2 [cs.CV] 25 Mar 2021</text:p>
        </draw:text-box>
      </draw:frame>
      <draw:frame draw:style-name="fr1" draw:name="框架45" text:anchor-type="page" text:anchor-page-number="1" svg:x="-0.053cm" svg:y="0cm" svg:width="0.041cm" draw:z-index="44">
        <draw:text-box fo:min-height="0.041cm">
          <text:p text:style-name="P3">Sent message.</text:p>
        </draw:text-box>
      </draw:frame>
      <draw:frame draw:style-name="fr1" draw:name="框架44" text:anchor-type="page" text:anchor-page-number="1" svg:x="-0.053cm" svg:y="0cm" svg:width="0.041cm" draw:z-index="43">
        <draw:text-box fo:min-height="0.041cm">
          <text:p text:style-name="P3">Received message. 您好，这是Bing。我将根据左侧pdf来回答您的问题。😊 4.1Datasets 讲了Meta-DETR使用的数据集和数据划分方式。具体来说： - Meta-DETR使用了三个公开的目标检测数据集，分别是Pascal VOC [11]、MS COCO [34]和Clipart [36]。 - Meta-DETR将每个数据集的类别分为基础类别和新类别，基础类别用于预训练模型，新类别用于元学习和测试模型。 - Meta-DETR在Pascal VOC上使用了20个类别中的15个作为基础类别，剩下的5个作为新类别；在MS COCO上使用了80个类别中的60个作为基础类别，剩下的20个作为新类别；在Clipart上使用了20个类别中的15个作为基础类别，剩下的5个作为新类别。 - Meta-DETR在每个数据集上都进行了1-shot、2-shot和3-shot的实验，表示每个新类别只有1、2或3个支持样本。 : Meta-DETR: Few-Shot Object Detection via Unified Image-Level Meta-Learning, Gongjie Zhang et al., arXiv:2103.11731v2 [cs.CV] 25 Mar 2021</text:p>
        </draw:text-box>
      </draw:frame>
      <draw:frame draw:style-name="fr1" draw:name="框架43" text:anchor-type="page" text:anchor-page-number="1" svg:x="-0.053cm" svg:y="0cm" svg:width="0.041cm" draw:z-index="42">
        <draw:text-box fo:min-height="0.041cm">
          <text:p text:style-name="P3">Sent message.</text:p>
        </draw:text-box>
      </draw:frame>
      <draw:frame draw:style-name="fr1" draw:name="框架42" text:anchor-type="page" text:anchor-page-number="1" svg:x="-0.053cm" svg:y="0cm" svg:width="0.041cm" draw:z-index="41">
        <draw:text-box fo:min-height="0.041cm">
          <text:p text:style-name="P3">Received message. 您好，这是Bing。我将根据左侧pdf来回答您的问题。😊 Table 1 讲了Meta-DETR在Pascal VOC数据集上的少样本目标检测性能，与其他方法进行了比较。具体来说： - Table 1 展示了不同方法在不同的训练集和测试集上的平均精度（mAP）和标准差（std）。 - Table 1 中的第一部分是使用VOC07+12作为训练集，VOC07作为测试集的结果，第二部分是使用VOC07作为训练集，VOC12作为测试集的结果。 - Table 1 中的每一部分又分为三个子部分，分别是1-shot、2-shot和3-shot的结果，表示每个新类别只有1、2或3个支持样本。 - Table 1 中的最后一行是Meta-DETR的结果，可以看出Meta-DETR在所有的设置下都优于其他方法，尤其是在1-shot和2-shot的情况下。 : Meta-DETR: Few-Shot Object Detection via Unified Image-Level Meta-Learning, Gongjie Zhang et al., arXiv:2103.11731v2 [cs.CV] 25 Mar 2021</text:p>
        </draw:text-box>
      </draw:frame>
      <draw:frame draw:style-name="fr1" draw:name="框架41" text:anchor-type="page" text:anchor-page-number="1" svg:x="-0.053cm" svg:y="0cm" svg:width="0.041cm" draw:z-index="40">
        <draw:text-box fo:min-height="0.041cm">
          <text:p text:style-name="P3">Sent message.</text:p>
        </draw:text-box>
      </draw:frame>
      <draw:frame draw:style-name="fr1" draw:name="框架40" text:anchor-type="page" text:anchor-page-number="1" svg:x="-0.053cm" svg:y="0cm" svg:width="0.041cm" draw:z-index="39">
        <draw:text-box fo:min-height="0.041cm">
          <text:p text:style-name="P3">Received message. 您好，这是Bing。我将根据左侧pdf来回答您的问题。😊 3.2.4 Training and Inference Scheme 讲了Meta-DETR的训练和推理过程。具体来说： - 训练过程分为两个阶段，第一个阶段是在大量的基础类别上预训练模型，第二个阶段是在少量的新类别上进行元学习，优化模型的参数。 - 推理过程是给定一个查询集，首先从支持集中提取特征，并将其输入到编码器和解码器中，得到预测的边界框和类别，然后根据匹配损失对预测结果进行排序，最后输出前K个最佳匹配的检测结果。 : Meta-DETR: Few-Shot Object Detection via Unified Image-Level Meta-Learning, Gongjie Zhang et al., arXiv:2103.11731v2 [cs.CV] 25 Mar 2021</text:p>
        </draw:text-box>
      </draw:frame>
      <draw:frame draw:style-name="fr1" draw:name="框架39" text:anchor-type="page" text:anchor-page-number="1" svg:x="-0.053cm" svg:y="0cm" svg:width="0.041cm" draw:z-index="38">
        <draw:text-box fo:min-height="0.041cm">
          <text:p text:style-name="P3">Sent message.</text:p>
        </draw:text-box>
      </draw:frame>
      <draw:frame draw:style-name="fr1" draw:name="框架38" text:anchor-type="page" text:anchor-page-number="1" svg:x="-0.053cm" svg:y="0cm" svg:width="0.041cm" draw:z-index="37">
        <draw:text-box fo:min-height="0.041cm">
          <text:p text:style-name="P3">Received message. 您好，这是Bing。我将根据左侧pdf来回答您的问题。😊 他的LOSS Function是由三部分组成的，分别是分类损失、回归损失和匹配损失。具体来说： - 分类损失是用于训练分类器的，它使用交叉熵损失来衡量检测目标和预测类别之间的差异。 - 回归损失是用于训练回归器的，它使用L1损失来衡量检测目标和预测边界框之间的差异。 - 匹配损失是用于训练匹配器的，它使用二元交叉熵损失来衡量检测目标和预测边界框之间的匹配程度。 这样设置的原因是为了使模型能够同时学习分类、定位和匹配三个子任务，从而提高少样本目标检测的性能。 : Meta-DETR: Few-Shot Object Detection via Unified Image-Level Meta-Learning, Gongjie Zhang et al., arXiv:2103.11731v2 [cs.CV] 25 Mar 2021</text:p>
        </draw:text-box>
      </draw:frame>
      <draw:frame draw:style-name="fr1" draw:name="框架37" text:anchor-type="page" text:anchor-page-number="1" svg:x="-0.053cm" svg:y="0cm" svg:width="0.041cm" draw:z-index="36">
        <draw:text-box fo:min-height="0.041cm">
          <text:p text:style-name="P3">Sent message.</text:p>
        </draw:text-box>
      </draw:frame>
      <draw:frame draw:style-name="fr1" draw:name="框架36" text:anchor-type="page" text:anchor-page-number="1" svg:x="-0.053cm" svg:y="0cm" svg:width="0.041cm" draw:z-index="35">
        <draw:text-box fo:min-height="0.041cm">
          <text:p text:style-name="P3">Received message. 您好，这是Bing。我将根据左侧pdf来回答您的问题。😊 Detection Target Generation 是一种用于生成检测目标的方法，它的目的是为了训练分类器和回归器。具体来说，Detection Target Generation 会从支持集中选择一些正样本和负样本，然后对它们进行编码，得到类别标签和边界框偏移量。这些编码后的目标就是检测目标，它们会被送入分类器和回归器进行训练。 : Meta-DETR: Few-Shot Object Detection via Unified Image-Level Meta-Learning, Gongjie Zhang et al., arXiv:2103.11731v2 [cs.CV] 25 Mar 2021</text:p>
        </draw:text-box>
      </draw:frame>
      <draw:frame draw:style-name="fr1" draw:name="框架35" text:anchor-type="page" text:anchor-page-number="1" svg:x="-0.053cm" svg:y="0cm" svg:width="0.041cm" draw:z-index="34">
        <draw:text-box fo:min-height="0.041cm">
          <text:p text:style-name="P3">Sent message.</text:p>
        </draw:text-box>
      </draw:frame>
      <draw:frame draw:style-name="fr1" draw:name="框架34" text:anchor-type="page" text:anchor-page-number="1" svg:x="-0.053cm" svg:y="0cm" svg:width="0.041cm" draw:z-index="33">
        <draw:text-box fo:min-height="0.041cm">
          <text:p text:style-name="P3">Received message. 您好，这是Bing。我将尝试回答您的问题。😊 根据左侧pdf，SAM是如何对高层语言进行对齐的，也就是如何使用自注意力机制新型对齐的？ SAM是一种语义对齐机制，它通过在不同层次的特征之间引入自注意力机制，来增强元学习的泛化能力。具体来说，SAM将高层特征和低层特征进行点积操作，得到一个注意力矩阵，然后用这个矩阵对低层特征进行加权求和，得到一个新的低层特征。这样做的目的是让低层特征能够捕捉到高层特征中的语义信息，从而提高元学习的效果。 什么是自注意力机制，他的目的是什么？ 自注意力机制是一种注意力机制的变种，它不需要额外的输入信息，而是只利用输入本身来计算每个输入元素之间的相关性。自注意力机制可以用于处理序列数据或图像数据，它可以捕捉到数据中长距离或全局的依赖关系。自注意力机制的目的是让模型能够关注到输入中不同部分之间的关系，从而提高模型的表达能力和性能。 : Meta-DETR: Few-Shot Object Detection via Unified Image-Level Meta-Learning, Gongjie Zhang et al., arXiv:2103.11731v2 [cs.CV] 25 Mar 2021 : 第四周(2)自注意力机制(Self-Attention) - 知乎, 胡睿, https://zhuanlan.zhihu.com/p/365550383 : 什么是自注意力机制？ | 机器之心, https://www.jiqizhixin.com/articles/100902</text:p>
        </draw:text-box>
      </draw:frame>
      <draw:frame draw:style-name="fr1" draw:name="框架33" text:anchor-type="page" text:anchor-page-number="1" svg:x="-0.053cm" svg:y="0cm" svg:width="0.041cm" draw:z-index="32">
        <draw:text-box fo:min-height="0.041cm">
          <text:p text:style-name="Text_20_body">Generating answers for you…</text:p>
        </draw:text-box>
      </draw:frame>
      <draw:frame draw:style-name="fr1" draw:name="框架32" text:anchor-type="page" text:anchor-page-number="1" svg:x="-0.053cm" svg:y="0cm" svg:width="0.041cm" draw:z-index="31">
        <draw:text-box fo:min-height="0.041cm">
          <text:p text:style-name="Text_20_body">Searching for: <text:span text:style-name="Source_20_Text">自注意力机制</text:span></text:p>
        </draw:text-box>
      </draw:frame>
      <draw:frame draw:style-name="fr1" draw:name="框架31" text:anchor-type="page" text:anchor-page-number="1" svg:x="-0.053cm" svg:y="0cm" svg:width="0.041cm" draw:z-index="30">
        <draw:text-box fo:min-height="0.041cm">
          <text:p text:style-name="P3">Sent message. 根据左侧pdf，SAM是如何对高层语言进行对齐的，也就是如何使用自注意力机制新型对齐的？什么是自注意力机制，他的目的是什么？</text:p>
        </draw:text-box>
      </draw:frame>
      <draw:frame draw:style-name="fr1" draw:name="框架30" text:anchor-type="page" text:anchor-page-number="1" svg:x="-0.053cm" svg:y="0cm" svg:width="0.041cm" draw:z-index="29">
        <draw:text-box fo:min-height="0.041cm">
          <text:p text:style-name="P3">Received message. 根据左侧的PDF，第一点是指SAM首先从QEB和SEB模块中提取不同层次的特征图，包括高层语义特征和低层细节特征。这一点的详细讲解如下： - QEB和SEB模块都是使用一个特征提取器（例如ResNet）和一个Transformer编码器来生成query图像和support图像的特征表示。 - 特征提取器的输出是一个特征图，它包含了图像的低层细节信息，例如边缘、纹理、颜色等。这些信息对于定位目标位置是有用的，但是对于区分目标类别是不够的。 - Transformer编码器的输出是一个特征向量，它包含了图像的高层语义信息，例如物体、场景、属性等。这些信息对于识别目标类别是有用的，但是对于精确目标位置是不够的。 - SAM从QEB和SEB模块中提取这两种不同层次的特征图，分别作为高层语义特征和低层细节特征，以便后续进行对齐和融合操作。</text:p>
        </draw:text-box>
      </draw:frame>
      <draw:frame draw:style-name="fr1" draw:name="框架29" text:anchor-type="page" text:anchor-page-number="1" svg:x="-0.053cm" svg:y="0cm" svg:width="0.041cm" draw:z-index="28">
        <draw:text-box fo:min-height="0.041cm">
          <text:p text:style-name="P3">Sent message.</text:p>
        </draw:text-box>
      </draw:frame>
      <draw:frame draw:style-name="fr1" draw:name="框架28" text:anchor-type="page" text:anchor-page-number="1" svg:x="-0.053cm" svg:y="0cm" svg:width="0.041cm" draw:z-index="27">
        <draw:text-box fo:min-height="0.041cm">
          <text:p text:style-name="P3">Received message. 根据左侧的PDF，SAM是Semantic Alignment Mechanism的缩写，它是Meta-DETR模型中的一个组件，用于增强元学习的泛化能力。SAM的设计如下： 1. SAM首先从QEB和SEB模块中提取不同层次的特征图，包括高层语义特征和低层细节特征。 2. 然后，SAM使用一个自注意力机制对高层语义特征进行对齐，使其具有相同的类别信息。 3. 接着，SAM使用一个交叉注意力机制对低层细节特征进行对齐，使其具有相同的位置信息。 4. 最后，SAM将对齐后的高层语义特征和低层细节特征进行融合，得到一个增强后的特征图。 SAM的设计是为了解决元学习中的类别泛化问题，即如何在训练时不知道所有类别并且训练数据有限的情况下，学习一个能够适应新类别的模型。SAM的目的是为了通过对齐不同层次的特征语义，避免依赖于类别特定的表示，从而提高元学习的泛化能力。</text:p>
        </draw:text-box>
      </draw:frame>
      <draw:frame draw:style-name="fr1" draw:name="框架27" text:anchor-type="page" text:anchor-page-number="1" svg:x="-0.053cm" svg:y="0cm" svg:width="0.041cm" draw:z-index="26">
        <draw:text-box fo:min-height="0.041cm">
          <text:p text:style-name="P3">Sent message.</text:p>
        </draw:text-box>
      </draw:frame>
      <draw:frame draw:style-name="fr1" draw:name="框架26" text:anchor-type="page" text:anchor-page-number="1" svg:x="-0.053cm" svg:y="0cm" svg:width="0.041cm" draw:z-index="25">
        <draw:text-box fo:min-height="0.041cm">
          <text:p text:style-name="P3">Received message. 不是的，Transformer Decoder会输出三张图片，只是因为这个例子中只有三个目标类别，即熊、大象和斑马。Transformer Decoder的输出数量取决于support图像中的目标类别数量，也就是说，它可以适应任意数量的目标类别。Transformer Decoder的设计是基于DETR模型的，而DETR模型是一个端到端的检测器，它可以同时预测多个目标类别的检测结果。因此，Transformer Decoder不会受到输出数量的限制。</text:p>
        </draw:text-box>
      </draw:frame>
      <draw:frame draw:style-name="fr1" draw:name="框架25" text:anchor-type="page" text:anchor-page-number="1" svg:x="-0.053cm" svg:y="0cm" svg:width="0.041cm" draw:z-index="24">
        <draw:text-box fo:min-height="0.041cm">
          <text:p text:style-name="P3">Sent message.</text:p>
        </draw:text-box>
      </draw:frame>
      <draw:frame draw:style-name="fr1" draw:name="框架24" text:anchor-type="page" text:anchor-page-number="1" svg:x="-0.053cm" svg:y="0cm" svg:width="0.041cm" draw:z-index="23">
        <draw:text-box fo:min-height="0.041cm">
          <text:p text:style-name="P3">Received message. 根据左侧的PDF，Transformer Decoder会输出三张图片，是因为它是基于DETR模型的，而DETR模型是一个端到端的检测器，它可以同时预测多个目标类别的检测结果。这三张图片代表了不同的目标类别，分别是熊、大象和斑马。每张图片中的红色框表示预测的边界框，蓝色框表示真实的边界框。Transformer Decoder的输出可以通过一个预测层进行线性变换，得到每个目标类别的检测结果，包括边界框和置信度。</text:p>
        </draw:text-box>
      </draw:frame>
      <draw:frame draw:style-name="fr1" draw:name="框架23" text:anchor-type="page" text:anchor-page-number="1" svg:x="-0.053cm" svg:y="0cm" svg:width="0.041cm" draw:z-index="22">
        <draw:text-box fo:min-height="0.041cm">
          <text:p text:style-name="P3">Sent message.</text:p>
        </draw:text-box>
      </draw:frame>
      <draw:frame draw:style-name="fr1" draw:name="框架22" text:anchor-type="page" text:anchor-page-number="1" svg:x="-0.053cm" svg:y="0cm" svg:width="0.041cm" draw:z-index="21">
        <draw:text-box fo:min-height="0.041cm">
          <text:p text:style-name="P3">Received message. 根据左侧的PDF，Category-Specific Feature是DB模块中的一个中间结果，它是通过Aggregator将类别编码和query特征向量合并起来得到的。Category-Specific Feature是一个类别特定的特征向量，它包含了support图像中目标类别的信息和query图像中目标位置的信息。Category-Specific Feature是解码器的输入，用于生成新类别的检测结果。</text:p>
        </draw:text-box>
      </draw:frame>
      <draw:frame draw:style-name="fr1" draw:name="框架21" text:anchor-type="page" text:anchor-page-number="1" svg:x="-0.053cm" svg:y="0cm" svg:width="0.041cm" draw:z-index="20">
        <draw:text-box fo:min-height="0.041cm">
          <text:p text:style-name="P3">Sent message.</text:p>
        </draw:text-box>
      </draw:frame>
      <draw:frame draw:style-name="fr1" draw:name="框架20" text:anchor-type="page" text:anchor-page-number="1" svg:x="-0.053cm" svg:y="0cm" svg:width="0.041cm" draw:z-index="19">
        <draw:text-box fo:min-height="0.041cm">
          <text:p text:style-name="P3">Received message. 根据左侧的PDF，Aggregator是DB模块中的一个组件，它的目的是为了将类别编码和query特征向量合并起来，得到一个类别特定的特征向量，用于后续的解码器。Aggregator的实现如下： 1. Aggregator首先将类别编码向量复制多份，使其与query特征向量具有相同的空间维度。 2. 然后，Aggregator将复制后的类别编码向量和query特征向量进行元素级别的加法操作，得到一个类别特定的特征向量。 3. 最后，Aggregator输出这个类别特定的特征向量作为解码器的输入。 Aggregator的目的是为了将support图像中目标类别的信息融合到query图像中，以便解码器可以利用它来生成新类别的检测结果。</text:p>
        </draw:text-box>
      </draw:frame>
      <draw:frame draw:style-name="fr1" draw:name="框架19" text:anchor-type="page" text:anchor-page-number="1" svg:x="-0.053cm" svg:y="0cm" svg:width="0.041cm" draw:z-index="18">
        <draw:text-box fo:min-height="0.041cm">
          <text:p text:style-name="P3">Sent message.</text:p>
        </draw:text-box>
      </draw:frame>
      <draw:frame draw:style-name="fr1" draw:name="框架18" text:anchor-type="page" text:anchor-page-number="1" svg:x="-0.053cm" svg:y="0cm" svg:width="0.041cm" draw:z-index="17">
        <draw:text-box fo:min-height="0.041cm">
          <text:p text:style-name="P3">Received message. 根据左侧的PDF，category code extractor是SEB模块中的一个组件，它的实现很简单，就是一个池化操作。它的输入是Transformer编码器最后一层的输出，它的输出是一个类别编码向量。它的操作如下： 1. category code extractor对Transformer编码器最后一层的输出沿着空间维度进行平均或最大池化，得到一个固定长度的向量。 2. category code extractor对池化后的向量进行归一化处理，使其具有单位范数。 3. category code extractor输出这个归一化后的向量作为类别编码向量，用于表示support图像中的目标类别。 category code extractor的目的是为了提取support图像中目标类别的语义信息，以便解码器可以利用它来适应新类别。</text:p>
        </draw:text-box>
      </draw:frame>
      <draw:frame draw:style-name="fr1" draw:name="框架17" text:anchor-type="page" text:anchor-page-number="1" svg:x="-0.053cm" svg:y="0cm" svg:width="0.041cm" draw:z-index="16">
        <draw:text-box fo:min-height="0.041cm">
          <text:p text:style-name="P3">Sent message.</text:p>
        </draw:text-box>
      </draw:frame>
      <draw:frame draw:style-name="fr1" draw:name="框架16" text:anchor-type="page" text:anchor-page-number="1" svg:x="-0.053cm" svg:y="0cm" svg:width="0.041cm" draw:z-index="15">
        <draw:text-box fo:min-height="0.041cm">
          <text:p text:style-name="P3">Received message. 根据左侧的PDF，DB是Decoding Branch的缩写，它是Meta-DETR模型的一部分。DB的目的是为了利用QEB和SEB模块生成的query特征向量和类别编码向量，来预测目标类别的检测结果。DB的实现如下： 1. DB首先使用一个特征聚合器将query特征向量和类别编码向量进行元素级别的加法操作，得到一个类别特定的特征向量。 2. 然后，DB使用一个类别无关的Transformer解码器对类别特定的特征向量进行自注意力和交叉注意力操作，以增强特征之间的全局依赖关系，并与query图像进行对齐。 3. 最后，DB使用一个预测层对Transformer解码器最后一层的输出进行线性变换，得到目标类别的检测结果，包括边界框和置信度。 DB模块是Meta-DETR模型中实现端到端检测预测的关键组件。</text:p>
        </draw:text-box>
      </draw:frame>
      <draw:frame draw:style-name="fr1" draw:name="框架15" text:anchor-type="page" text:anchor-page-number="1" svg:x="-0.053cm" svg:y="0cm" svg:width="0.041cm" draw:z-index="14">
        <draw:text-box fo:min-height="0.041cm">
          <text:p text:style-name="P3">Sent message. 根据左侧PDF，DB的目的是什么，如何实现DB的。</text:p>
        </draw:text-box>
      </draw:frame>
      <draw:frame draw:style-name="fr1" draw:name="框架14" text:anchor-type="page" text:anchor-page-number="1" svg:x="-0.053cm" svg:y="0cm" svg:width="0.041cm" draw:z-index="13">
        <draw:text-box fo:min-height="0.041cm">
          <text:p text:style-name="P3">Received message. 根据左侧的PDF，类别编码提取器不叫做CCE，而是叫做Category Code Extractor。CCE是一种损失函数，叫做Complement Cross Entropy，它是用于不平衡图像分类的一种方法。类别编码提取器不是可以学习到的，它只是一个简单的池化操作，没有可学习的参数。类别编码向量是通过池化Transformer编码器的输出获得的，而Transformer编码器的参数是通过训练学习到的。</text:p>
        </draw:text-box>
      </draw:frame>
      <draw:frame draw:style-name="fr1" draw:name="框架13" text:anchor-type="page" text:anchor-page-number="1" svg:x="-0.053cm" svg:y="0cm" svg:width="0.041cm" draw:z-index="12">
        <draw:text-box fo:min-height="0.041cm">
          <text:p text:style-name="P3">Sent message.</text:p>
        </draw:text-box>
      </draw:frame>
      <draw:frame draw:style-name="fr1" draw:name="框架12" text:anchor-type="page" text:anchor-page-number="1" svg:x="-0.053cm" svg:y="0cm" svg:width="0.041cm" draw:z-index="11">
        <draw:text-box fo:min-height="0.041cm">
          <text:p text:style-name="P3">Received message. 根据左侧的PDF，类别编码提取器是SEB模块中的一个组件，它的目的是为了从Transformer编码器的输出中提取一个类别编码向量，用于表示support图像中的目标类别。类别编码提取器使用了一种简单的池化操作，即对Transformer编码器最后一层的输出沿着空间维度进行平均或最大池化，以得到一个固定长度的向量。使用类别编码提取器的目的是为了解决元学习中的类别泛化问题，即如何在训练时不知道所有类别并且训练数据有限的情况下，学习一个能够适应新类别的模型。类别编码提取器可以将support图像中的目标类别信息嵌入到一个低维向量中，从而使得解码器可以利用这个向量来生成新类别的检测结果。</text:p>
        </draw:text-box>
      </draw:frame>
      <draw:frame draw:style-name="fr1" draw:name="框架11" text:anchor-type="page" text:anchor-page-number="1" svg:x="-0.053cm" svg:y="0cm" svg:width="0.041cm" draw:z-index="10">
        <draw:text-box fo:min-height="0.041cm">
          <text:p text:style-name="P3">Sent message.</text:p>
        </draw:text-box>
      </draw:frame>
      <draw:frame draw:style-name="fr1" draw:name="框架10" text:anchor-type="page" text:anchor-page-number="1" svg:x="-0.053cm" svg:y="0cm" svg:width="0.041cm" draw:z-index="9">
        <draw:text-box fo:min-height="0.041cm">
          <text:p text:style-name="P3">Received message. 根据左侧的PDF，SEB模块是Support Encoding Branch的缩写，它是Meta-DETR模型的一部分。SEB模块的目的是为了从support图像中提取类别编码，以便后续的解码器可以利用它们来适应目标类别。SEB模块的设计如下： 1. SEB模块首先使用一个特征提取器（例如ResNet）将support图像转换为特征图。 2. 然后，SEB模块使用一个Transformer编码器对特征图进行自注意力操作，以增强特征之间的全局依赖关系。 3. 最后，SEB模块使用一个类别编码提取器对Transformer编码器最后一层的输出进行池化操作，以得到一个类别编码向量。 SEB模块与QEB模块（Query Encoding Branch）共享所有可学习参数，以保证两个分支可以提取相同类别的语义信息。SEB模块和QEB模块都是Meta-DETR模型中实现元学习的关键组件。</text:p>
        </draw:text-box>
      </draw:frame>
      <draw:frame draw:style-name="fr1" draw:name="框架9" text:anchor-type="page" text:anchor-page-number="1" svg:x="-0.053cm" svg:y="0cm" svg:width="0.041cm" draw:z-index="8">
        <draw:text-box fo:min-height="0.041cm">
          <text:p text:style-name="P3">Sent message. 请给我讲解一下左侧PDF的SEB模块是如何设计的，有什么目的。</text:p>
        </draw:text-box>
      </draw:frame>
      <draw:frame draw:style-name="fr1" draw:name="框架8" text:anchor-type="page" text:anchor-page-number="1" svg:x="-0.053cm" svg:y="0cm" svg:width="0.041cm" draw:z-index="7">
        <draw:text-box fo:min-height="0.041cm">
          <text:p text:style-name="P3">Received message. 根据左侧的PDF，QEB模块是Query Encoding Branch的缩写，它是Meta-DETR模型的一部分。QEB模块的目的是为了生成query图像的特征表示，以便后续的解码器可以利用它们来预测目标类别的检测结果。QEB模块的设计如下： 1. QEB模块首先使用一个特征提取器（例如ResNet）将query图像转换为特征图。 2. 然后，QEB模块使用一个Transformer编码器对特征图进行自注意力操作，以增强特征之间的全局依赖关系。 3. 最后，QEB模块输出一个query特征向量，它是Transformer编码器最后一层的输出。 QEB模块与SEB模块（Support Encoding Branch）共享所有可学习参数，以保证两个分支可以提取相同类别的语义信息。QEB模块和SEB模块都是Meta-DETR模型中实现元学习的关键组件。</text:p>
        </draw:text-box>
      </draw:frame>
      <draw:frame draw:style-name="fr1" draw:name="框架7" text:anchor-type="page" text:anchor-page-number="1" svg:x="-0.053cm" svg:y="0cm" svg:width="0.041cm" draw:z-index="6">
        <draw:text-box fo:min-height="0.041cm">
          <text:p text:style-name="P3">Sent message.</text:p>
        </draw:text-box>
      </draw:frame>
      <draw:frame draw:style-name="fr1" draw:name="框架6" text:anchor-type="page" text:anchor-page-number="1" svg:x="-0.053cm" svg:y="0cm" svg:width="0.041cm" draw:z-index="5">
        <draw:text-box fo:min-height="0.041cm">
          <text:p text:style-name="P3">Received message. 根据左侧的PDF，CCE是一种互补交叉熵损失函数，它可以用于不平衡的图像分类。CCE没有可学习的参数，因为它是基于标准交叉熵损失函数的一个简单变形。CCE的主要思想是通过减去不正确类别的预测概率来增强正确类别的预测概率，从而使ground truth类在softmax概率方面压倒了其他类。CCE的公式如下： ![CCE formula](https://latex.codecogs.com/png.latex?L_{CCE}(y,%20\hat{y})%20=%20-%20\log%20\frac{\exp(\hat{y}_y)}{\sum_{i=1}^C%20\exp(\hat{y}_i)}%20-%20\log(1%20-%20\frac{\exp(\hat{y}_r)}{\sum_{i=1}^C%20\exp(\hat{y}_i)}) 其中，y是ground truth类别，r是随机选择的一个不正确类别，C是总类别数，$\hat{y}$是模型输出的logits向量。可以看出，CCE只涉及到模型输出和真实标签，没有额外的可学习参数。</text:p>
        </draw:text-box>
      </draw:frame>
      <draw:frame draw:style-name="fr1" draw:name="框架5" text:anchor-type="page" text:anchor-page-number="1" svg:x="-0.053cm" svg:y="0cm" svg:width="0.041cm" draw:z-index="4">
        <draw:text-box fo:min-height="0.041cm">
          <text:p text:style-name="P3">Sent message. 在左侧的PDF中，CCE为什么可以做到没有可学习的参数，他是如何derives</text:p>
        </draw:text-box>
      </draw:frame>
      <draw:frame draw:style-name="fr1" draw:name="框架4" text:anchor-type="page" text:anchor-page-number="1" svg:x="-0.053cm" svg:y="0cm" svg:width="0.041cm" draw:z-index="3">
        <draw:text-box fo:min-height="0.041cm">
          <text:p text:style-name="P3">Received message. 根据网络搜索结果，Siamese Network会共享参数的原因是为了确保两个子网络不会将非常相似的输入映射到非常不同的特征空间，因为每个网络计算相同的函数。另外，共享参数也可以减少模型的复杂度和训练时间。希望这能回答你的问题😊</text:p>
        </draw:text-box>
      </draw:frame>
      <draw:frame draw:style-name="fr1" draw:name="框架3" text:anchor-type="page" text:anchor-page-number="1" svg:x="-0.053cm" svg:y="0cm" svg:width="0.041cm" draw:z-index="2">
        <draw:text-box fo:min-height="0.041cm">
          <text:p text:style-name="Text_20_body">Generating answers for you…</text:p>
        </draw:text-box>
      </draw:frame>
      <draw:frame draw:style-name="fr1" draw:name="框架2" text:anchor-type="page" text:anchor-page-number="1" svg:x="-0.053cm" svg:y="0cm" svg:width="0.041cm" draw:z-index="1">
        <draw:text-box fo:min-height="0.041cm">
          <text:p text:style-name="Text_20_body">Searching for: <text:span text:style-name="Source_20_Text">Siamese Network为什么会共享参数？</text:span></text:p>
        </draw:text-box>
      </draw:frame>
      <draw:frame draw:style-name="fr1" draw:name="框架1" text:anchor-type="page" text:anchor-page-number="1" svg:x="-0.053cm" svg:y="0cm" svg:width="0.041cm" draw:z-index="0">
        <draw:text-box fo:min-height="0.041cm">
          <text:p text:style-name="P3">Sent message. Siamese Network为什么会共享参数？</text:p>
        </draw:text-box>
      </draw:frame>
      <text:p text:style-name="P2"><text:span text:style-name="T9">Sia</text:span>mese Network为什么会共享参数？</text:p>
      <text:p text:style-name="P4"><text:span text:style-name="T3">Searching for: </text:span><text:span text:style-name="Source_20_Text"><text:span text:style-name="T1">Siamese Network</text:span></text:span><text:span text:style-name="Source_20_Text"><text:span text:style-name="T2">为什么会共享参数？</text:span></text:span></text:p>
      <text:p text:style-name="P5">Generating answers for you…</text:p>
      <text:p text:style-name="P38"><text:a xlink:type="simple" xlink:href="https://zhuanlan.zhihu.com/p/384675117" office:target-frame-name="_blank" xlink:show="new" text:style-name="Internet_20_link" text:visited-style-name="Visited_20_Internet_20_Link"><text:span text:style-name="T7">根据网络搜索结果，Siamese Network会共享参数的原因是为了确保两个子网络不会将非常相似的输入映射到非常不同的特征空间，因为每个网络计算相同的函数</text:span></text:a><text:a xlink:type="simple" xlink:href="https://zhuanlan.zhihu.com/p/384675117" office:target-frame-name="_blank" xlink:show="new" text:style-name="Internet_20_link" text:visited-style-name="Visited_20_Internet_20_Link"><text:span text:style-name="T5">1</text:span></text:a><text:a xlink:type="simple" xlink:href="https://www.cnblogs.com/wj-1314/p/11556107.html" office:target-frame-name="_blank" xlink:show="new" text:style-name="Internet_20_link" text:visited-style-name="Visited_20_Internet_20_Link"><text:span text:style-name="T7">。另外，共享参数也可以减少模型的复杂度和训练时间</text:span></text:a><text:a xlink:type="simple" xlink:href="https://www.cnblogs.com/wj-1314/p/11556107.html" office:target-frame-name="_blank" xlink:show="new" text:style-name="Internet_20_link" text:visited-style-name="Visited_20_Internet_20_Link"><text:span text:style-name="T5">2</text:span></text:a><text:span text:style-name="T3">。希望这能回答你的问题😊</text:span></text:p>
      <text:p text:style-name="P39">Learn more:</text:p>
      <text:p text:style-name="P40"><text:a xlink:type="simple" xlink:href="https://zhuanlan.zhihu.com/p/384675117" office:target-frame-name="_blank" xlink:show="new" text:style-name="Internet_20_link" text:visited-style-name="Visited_20_Internet_20_Link">1. zhuanlan.zhihu.com</text:a><text:a xlink:type="simple" xlink:href="https://www.cnblogs.com/wj-1314/p/11556107.html" office:target-frame-name="_blank" xlink:show="new" text:style-name="Internet_20_link" text:visited-style-name="Visited_20_Internet_20_Link">2. cnblogs.com</text:a><text:a xlink:type="simple" xlink:href="https://towardsdatascience.com/a-friendly-introduction-to-siamese-networks-85ab17522942" office:target-frame-name="_blank" xlink:show="new" text:style-name="Internet_20_link" text:visited-style-name="Visited_20_Internet_20_Link">3. towardsdatascience.com</text:a><text:a xlink:type="simple" xlink:href="https://zhuanlan.zhihu.com/p/348818813" office:target-frame-name="_blank" xlink:show="new" text:style-name="Internet_20_link" text:visited-style-name="Visited_20_Internet_20_Link">4. zhuanlan.zhihu.com</text:a><text:a xlink:type="simple" xlink:href="https://zhuanlan.zhihu.com/p/66757733" office:target-frame-name="_blank" xlink:show="new" text:style-name="Internet_20_link" text:visited-style-name="Visited_20_Internet_20_Link">5. zhuanlan.zhihu.com</text:a><text:span text:style-name="T8"> more</text:span></text:p>
      <text:p text:style-name="P9">在左侧的PDF中，CCE为什么可以做到没有可学习的参数，他是如何derives</text:p>
      <text:p text:style-name="P6">根据左侧的PDF，CCE是一种互补交叉熵损失函数，它可以用于不平衡的图像分类。CCE没有可学习的参数，因为它是基于标准交叉熵损失函数的一个简单变形。CCE的主要思想是通过减去不正确类别的预测概率来增强正确类别的预测概率，从而使ground truth类在softmax概率方面压倒了其他类。CCE的公式如下：</text:p>
      <text:p text:style-name="P38"><text:span text:style-name="T3">![CCE formula](https://latex.codecogs.com/png.latex?L_{CCE}(y,%20\hat{y})%20=%20-%20\log%20\frac{\exp(\hat{y}</text:span><text:span text:style-name="Emphasis"><text:span text:style-name="T3">y)}{\sum</text:span></text:span><text:span text:style-name="T3">{i=1}</text:span><text:span text:style-name="T4">C%20\exp(\hat{y}_i)}%20-%20\log(1%20-%20\frac{\exp(\hat{y}_r)}{\sum_{i=1}</text:span><text:span text:style-name="T3">C%20\exp(\hat{y}_i)})</text:span></text:p>
      <text:p text:style-name="P7">其中，y是ground truth类别，r是随机选择的一个不正确类别，C是总类别数，$\hat{y}$是模型输出的logits向量。可以看出，CCE只涉及到模型输出和真实标签，没有额外的可学习参数。</text:p>
      <text:p text:style-name="P9">请你给我讲解一下左侧PDF的QEB模块是如何设计的，有什么目的。</text:p>
      <text:p text:style-name="P6">根据左侧的PDF，QEB模块是Query Encoding Branch的缩写，它是Meta-DETR模型的一部分。QEB模块的目的是为了生成query图像的特征表示，以便后续的解码器可以利用它们来预测目标类别的检测结果。QEB模块的设计如下：</text:p>
      <text:list xml:id="list1161718032" text:style-name="L1">
        <text:list-item>
          <text:p text:style-name="P11">QEB模块首先使用一个特征提取器（例如ResNet）将query图像转换为特征图。</text:p>
        </text:list-item>
        <text:list-item>
          <text:p text:style-name="P10">然后，QEB模块使用一个Transformer编码器对特征图进行自注意力操作，以增强特征之间的全局依赖关系。</text:p>
        </text:list-item>
        <text:list-item>
          <text:p text:style-name="P10">最后，QEB模块输出一个query特征向量，它是Transformer编码器最后一层的输出。</text:p>
        </text:list-item>
      </text:list>
      <text:p text:style-name="P7">QEB模块与SEB模块（Support Encoding Branch）共享所有可学习参数，以保证两个分支可以提取相同类别的语义信息。QEB模块和SEB模块都是Meta-DETR模型中实现元学习的关键组件。</text:p>
      <text:p text:style-name="P9">请给我讲解一下左侧PDF的SEB模块是如何设计的，有什么目的。</text:p>
      <text:p text:style-name="P6">根据左侧的PDF，SEB模块是Support Encoding Branch的缩写，它是Meta-DETR模型的一部分。SEB模块的目的是为了从support图像中提取类别编码，以便后续的解码器可以利用它们来适应目标类别。SEB模块的设计如下：</text:p>
      <text:list xml:id="list1635792600" text:style-name="L2">
        <text:list-item>
          <text:p text:style-name="P13">SEB模块首先使用一个特征提取器（例如ResNet）将support图像转换为特征图。</text:p>
        </text:list-item>
        <text:list-item>
          <text:p text:style-name="P12"><text:soft-page-break/>然后，SEB模块使用一个Transformer编码器对特征图进行自注意力操作，以增强特征之间的全局依赖关系。</text:p>
        </text:list-item>
        <text:list-item>
          <text:p text:style-name="P12">最后，SEB模块使用一个类别编码提取器对Transformer编码器最后一层的输出进行池化操作，以得到一个类别编码向量。</text:p>
        </text:list-item>
      </text:list>
      <text:p text:style-name="P7">SEB模块与QEB模块（Query Encoding Branch）共享所有可学习参数，以保证两个分支可以提取相同类别的语义信息。SEB模块和QEB模块都是Meta-DETR模型中实现元学习的关键组件。</text:p>
      <text:p text:style-name="P9">根据左侧PDF，什么是类别编码提取器，使用他的目的是什么？解决了什么问题？</text:p>
      <text:p text:style-name="P6">根据左侧的PDF，类别编码提取器是SEB模块中的一个组件，它的目的是为了从Transformer编码器的输出中提取一个类别编码向量，用于表示support图像中的目标类别。类别编码提取器使用了一种简单的池化操作，即对Transformer编码器最后一层的输出沿着空间维度进行平均或最大池化，以得到一个固定长度的向量。使用类别编码提取器的目的是为了解决元学习中的类别泛化问题，即如何在训练时不知道所有类别并且训练数据有限的情况下，学习一个能够适应新类别的模型。类别编码提取器可以将support图像中的目标类别信息嵌入到一个低维向量中，从而使得解码器可以利用这个向量来生成新类别的检测结果。</text:p>
      <text:p text:style-name="P9">根据左侧PDF，类别编码器叫做CCE吗？这个CCE是可以学习到的吗？这个类别编码向量是通过训练获得的吗？</text:p>
      <text:p text:style-name="P6">根据左侧的PDF，类别编码提取器不叫做CCE，而是叫做Category Code Extractor。CCE是一种损失函数，叫做Complement Cross Entropy，它是用于不平衡图像分类的一种方法。类别编码提取器不是可以学习到的，它只是一个简单的池化操作，没有可学习的参数。类别编码向量是通过池化Transformer编码器的输出获得的，而Transformer编码器的参数是通过训练学习到的。</text:p>
      <text:p text:style-name="P9">根据左侧PDF，DB的目的是什么，如何实现DB的。</text:p>
      <text:p text:style-name="P6">根据左侧的PDF，DB是Decoding Branch的缩写，它是Meta-DETR模型的一部分。DB的目的是为了利用QEB和SEB模块生成的query特征向量和类别编码向量，来预测目标类别的检测结果。DB的实现如下：</text:p>
      <text:list xml:id="list483084448" text:style-name="L3">
        <text:list-item>
          <text:p text:style-name="P15">DB首先使用一个特征聚合器将query特征向量和类别编码向量进行元素级别的加法操作，得到一个类别特定的特征向量。</text:p>
        </text:list-item>
        <text:list-item>
          <text:p text:style-name="P14">然后，DB使用一个类别无关的Transformer解码器对类别特定的特征向量进行自注意力和交叉注意力操作，以增强特征之间的全局依赖关系，并与query图像进行对齐。</text:p>
        </text:list-item>
        <text:list-item>
          <text:p text:style-name="P14">最后，DB使用一个预测层对Transformer解码器最后一层的输出进行线性变换，得到目标类别的检测结果，包括边界框和置信度。</text:p>
        </text:list-item>
      </text:list>
      <text:p text:style-name="P7">DB模块是Meta-DETR模型中实现端到端检测预测的关键组件。</text:p>
      <text:p text:style-name="P9">根据左侧PDF，category code extractor是如何实现的，他如何操作数据，得到什么结果？</text:p>
      <text:p text:style-name="P6">根据左侧的PDF，category code extractor是SEB模块中的一个组件，它的实现很简单，就<text:soft-page-break/>是一个池化操作。它的输入是Transformer编码器最后一层的输出，它的输出是一个类别编码向量。它的操作如下：</text:p>
      <text:list xml:id="list1103120249" text:style-name="L4">
        <text:list-item>
          <text:p text:style-name="P17">category code extractor对Transformer编码器最后一层的输出沿着空间维度进行平均或最大池化，得到一个固定长度的向量。</text:p>
        </text:list-item>
        <text:list-item>
          <text:p text:style-name="P16">category code extractor对池化后的向量进行归一化处理，使其具有单位范数。</text:p>
        </text:list-item>
        <text:list-item>
          <text:p text:style-name="P16">category code extractor输出这个归一化后的向量作为类别编码向量，用于表示support图像中的目标类别。</text:p>
        </text:list-item>
      </text:list>
      <text:p text:style-name="P7">category code extractor的目的是为了提取support图像中目标类别的语义信息，以便解码器可以利用它来适应新类别。</text:p>
      <text:p text:style-name="P9">根据左侧PDF，Aggregator如何将类别编码和query features合并起来的，他的目的什么？</text:p>
      <text:p text:style-name="P6">根据左侧的PDF，Aggregator是DB模块中的一个组件，它的目的是为了将类别编码和query特征向量合并起来，得到一个类别特定的特征向量，用于后续的解码器。Aggregator的实现如下：</text:p>
      <text:list xml:id="list2551212076" text:style-name="L5">
        <text:list-item>
          <text:p text:style-name="P19">Aggregator首先将类别编码向量复制多份，使其与query特征向量具有相同的空间维度。</text:p>
        </text:list-item>
        <text:list-item>
          <text:p text:style-name="P18">然后，Aggregator将复制后的类别编码向量和query特征向量进行元素级别的加法操作，得到一个类别特定的特征向量。</text:p>
        </text:list-item>
        <text:list-item>
          <text:p text:style-name="P18">最后，Aggregator输出这个类别特定的特征向量作为解码器的输入。</text:p>
        </text:list-item>
      </text:list>
      <text:p text:style-name="P7">Aggregator的目的是为了将support图像中目标类别的信息融合到query图像中，以便解码器可以利用它来生成新类别的检测结果。</text:p>
      <text:p text:style-name="P9">Category-Specific Feature是如何得到的？</text:p>
      <text:p text:style-name="P6">根据左侧的PDF，Category-Specific Feature是DB模块中的一个中间结果，它是通过Aggregator将类别编码和query特征向量合并起来得到的。Category-Specific Feature是一个类别特定的特征向量，它包含了support图像中目标类别的信息和query图像中目标位置的信息。Category-Specific Feature是解码器的输入，用于生成新类别的检测结果。</text:p>
      <text:p text:style-name="P9">根据左侧pdf，为什么Transformer Decoder会输出三张图片，这三张图片代表什么结果？</text:p>
      <text:p text:style-name="P6">根据左侧的PDF，Transformer Decoder会输出三张图片，是因为它是基于DETR模型的，而DETR模型是一个端到端的检测器，它可以同时预测多个目标类别的检测结果。这三张图片代表了不同的目标类别，分别是熊、大象和斑马。每张图片中的红色框表示预测的边界框，蓝色框表示真实的边界框。Transformer Decoder的输出可以通过一个预测层进行线性变换，得到每个目标类别的检测结果，包括边界框和置信度。</text:p>
      <text:p text:style-name="P9">根据左侧pdf，Transformer Decoder会输出三张图片，是不是意味着，他最多只能输出三个目标类别的检测结果？</text:p>
      <text:p text:style-name="P6">不是的，Transformer Decoder会输出三张图片，只是因为这个例子中只有三个目标类别，即熊、大象和斑马。Transformer Decoder的输出数量取决于support图像中的目标类别数量，也就是说，它可以适应任意数量的目标类别。Transformer Decoder的设计是基于DETR模型的，而DETR模型是一个端到端的检测器，它可以同时预测多个目标类别的检测结果。因<text:soft-page-break/>此，Transformer Decoder不会受到输出数量的限制。</text:p>
      <text:p text:style-name="P9">根据左侧的pdf，请你告诉我什么是SAM，他是如何设计的？为什么这样设计？他的目的是什么？</text:p>
      <text:p text:style-name="P6">根据左侧的PDF，SAM是Semantic Alignment Mechanism的缩写，它是Meta-DETR模型中的一个组件，用于增强元学习的泛化能力。SAM的设计如下：</text:p>
      <text:list xml:id="list1125583291" text:style-name="L6">
        <text:list-item>
          <text:p text:style-name="P21">SAM首先从QEB和SEB模块中提取不同层次的特征图，包括高层语义特征和低层细节特征。</text:p>
        </text:list-item>
        <text:list-item>
          <text:p text:style-name="P20">然后，SAM使用一个自注意力机制对高层语义特征进行对齐，使其具有相同的类别信息。</text:p>
        </text:list-item>
        <text:list-item>
          <text:p text:style-name="P20">接着，SAM使用一个交叉注意力机制对低层细节特征进行对齐，使其具有相同的位置信息。</text:p>
        </text:list-item>
        <text:list-item>
          <text:p text:style-name="P20">最后，SAM将对齐后的高层语义特征和低层细节特征进行融合，得到一个增强后的特征图。</text:p>
        </text:list-item>
      </text:list>
      <text:p text:style-name="P7">SAM的设计是为了解决元学习中的类别泛化问题，即如何在训练时不知道所有类别并且训练数据有限的情况下，学习一个能够适应新类别的模型。SAM的目的是为了通过对齐不同层次的特征语义，避免依赖于类别特定的表示，从而提高元学习的泛化能力。</text:p>
      <text:p text:style-name="P9">根据左侧pdf，请详细讲解第一点。</text:p>
      <text:p text:style-name="P6">根据左侧的PDF，第一点是指SAM首先从QEB和SEB模块中提取不同层次的特征图，包括高层语义特征和低层细节特征。这一点的详细讲解如下：</text:p>
      <text:list xml:id="list3278179921" text:style-name="L7">
        <text:list-item>
          <text:p text:style-name="P23">QEB和SEB模块都是使用一个特征提取器（例如ResNet）和一个Transformer编码器来生成query图像和support图像的特征表示。</text:p>
        </text:list-item>
        <text:list-item>
          <text:p text:style-name="P22">特征提取器的输出是一个特征图，它包含了图像的低层细节信息，例如边缘、纹理、颜色等。这些信息对于定位目标位置是有用的，但是对于区分目标类别是不够的。</text:p>
        </text:list-item>
        <text:list-item>
          <text:p text:style-name="P22">Transformer编码器的输出是一个特征向量，它包含了图像的高层语义信息，例如物体、场景、属性等。这些信息对于识别目标类别是有用的，但是对于精确目标位置是不够的。</text:p>
        </text:list-item>
        <text:list-item>
          <text:p text:style-name="P22">SAM从QEB和SEB模块中提取这两种不同层次的特征图，分别作为高层语义特征和低层细节特征，以便后续进行对齐和融合操作。</text:p>
        </text:list-item>
      </text:list>
      <text:p text:style-name="P8">根据左侧pdf，SAM是如何对高层语言进行对齐的，也就是如何使用自注意力机制新型对齐的？什么是自注意力机制，他的目的是什么？</text:p>
      <text:p text:style-name="P2">根据左侧pdf，SAM是如何对高层语言进行对齐的，也就是如何使用自注意力机制新型对齐的？什么是自注意力机制，他的目的是什么？</text:p>
      <text:p text:style-name="P4"><text:span text:style-name="T3">Searching for: </text:span><text:span text:style-name="Source_20_Text"><text:span text:style-name="T2">自注意力机制</text:span></text:span></text:p>
      <text:p text:style-name="P5">Generating answers for you…</text:p>
      <text:p text:style-name="P6">您好，这是Bing。我将尝试回答您的问题。😊</text:p>
      <text:p text:style-name="P7">根据左侧pdf，SAM是如何对高层语言进行对齐的，也就是如何使用自注意力机制新型对齐的？</text:p>
      <text:p text:style-name="P38"><text:a xlink:type="simple" xlink:href="https://zhuanlan.zhihu.com/p/365550383" office:target-frame-name="_blank" xlink:show="new" text:style-name="Internet_20_link" text:visited-style-name="Visited_20_Internet_20_Link"><text:span text:style-name="T7">SAM是一种语义对齐机制，它通过在不同层次的特征之间引入自注意力机制，来增强元学习的泛化能力。具体来说，SAM将高层特征和低层特征进行点积操作，得到一个注意力矩阵，然后用这个矩阵对低层特征进行加权求和，得到一个新的低层特征。这样做的目的是让低层特征能够捕捉到高层特征中的语义信息，从而提高元学习的效果。</text:span></text:a><text:a xlink:type="simple" xlink:href="https://zhuanlan.zhihu.com/p/365550383" office:target-frame-name="_blank" xlink:show="new" text:style-name="Internet_20_link" text:visited-style-name="Visited_20_Internet_20_Link"><text:span text:style-name="T5">1</text:span></text:a></text:p>
      <text:p text:style-name="P7"><text:soft-page-break/>什么是自注意力机制，他的目的是什么？</text:p>
      <text:p text:style-name="P38"><text:a xlink:type="simple" xlink:href="https://zhuanlan.zhihu.com/p/265108616" office:target-frame-name="_blank" xlink:show="new" text:style-name="Internet_20_link" text:visited-style-name="Visited_20_Internet_20_Link"><text:span text:style-name="T7">自注意力机制是一种注意力机制的变种，它不需要额外的输入信息，而是只利用输入本身来计算每个输入元素之间的相关性。自注意力机制可以用于处理序列数据或图像数据，它可以捕捉到数据中长距离或全局的依赖关系。自注意力机制的目的是让模型能够关注到输入中不同部分之间的关系，从而提高模型的表达能力和性能。</text:span></text:a><text:a xlink:type="simple" xlink:href="https://zhuanlan.zhihu.com/p/265108616" office:target-frame-name="_blank" xlink:show="new" text:style-name="Internet_20_link" text:visited-style-name="Visited_20_Internet_20_Link">2</text:a><text:a xlink:type="simple" xlink:href="https://www.zhihu.com/question/397509972" office:target-frame-name="_blank" xlink:show="new" text:style-name="Internet_20_link" text:visited-style-name="Visited_20_Internet_20_Link">3</text:a></text:p>
      <text:p text:style-name="P38"><text:a xlink:type="simple" xlink:href="https://zhuanlan.zhihu.com/p/365550383" office:target-frame-name="_blank" xlink:show="new" text:style-name="Internet_20_link" text:visited-style-name="Visited_20_Internet_20_Link"><text:span text:style-name="T5">1</text:span></text:a><text:a xlink:type="simple" xlink:href="https://zhuanlan.zhihu.com/p/265108616" office:target-frame-name="_blank" xlink:show="new" text:style-name="Internet_20_link" text:visited-style-name="Visited_20_Internet_20_Link"><text:span text:style-name="T7">: Meta-DETR: Few-Shot Object Detection via Unified Image-Level Meta-Learning, Gongjie Zhang et al., arXiv:2103.11731v2 [cs.CV] 25 Mar 2021 </text:span></text:a><text:a xlink:type="simple" xlink:href="https://zhuanlan.zhihu.com/p/265108616" office:target-frame-name="_blank" xlink:show="new" text:style-name="Internet_20_link" text:visited-style-name="Visited_20_Internet_20_Link"><text:span text:style-name="T5">2</text:span></text:a><text:span text:style-name="T7">: 第四周(2)自注意力机制(Self-Attention) - 知乎, 胡睿, https://zhuanlan.zhihu.com/p/365550383 </text:span><text:a xlink:type="simple" xlink:href="https://www.zhihu.com/question/397509972" office:target-frame-name="_blank" xlink:show="new" text:style-name="Internet_20_link" text:visited-style-name="Visited_20_Internet_20_Link"><text:span text:style-name="T5">3</text:span></text:a><text:span text:style-name="T3">: 什么是自注意力机制？ | 机器之心, https://www.jiqizhixin.com/articles/100902</text:span></text:p>
      <text:p text:style-name="P39">Learn more:</text:p>
      <text:p text:style-name="P40"><text:a xlink:type="simple" xlink:href="https://zhuanlan.zhihu.com/p/365550383" office:target-frame-name="_blank" xlink:show="new" text:style-name="Internet_20_link" text:visited-style-name="Visited_20_Internet_20_Link">1. zhuanlan.zhihu.com</text:a><text:a xlink:type="simple" xlink:href="https://zhuanlan.zhihu.com/p/265108616" office:target-frame-name="_blank" xlink:show="new" text:style-name="Internet_20_link" text:visited-style-name="Visited_20_Internet_20_Link">2. zhuanlan.zhihu.com</text:a><text:a xlink:type="simple" xlink:href="https://www.zhihu.com/question/397509972" office:target-frame-name="_blank" xlink:show="new" text:style-name="Internet_20_link" text:visited-style-name="Visited_20_Internet_20_Link">3. zhihu.com</text:a><text:a xlink:type="simple" xlink:href="https://www.jiqizhixin.com/articles/100902" office:target-frame-name="_blank" xlink:show="new" text:style-name="Internet_20_link" text:visited-style-name="Visited_20_Internet_20_Link">4. jiqizhixin.com</text:a><text:span text:style-name="T8"> more</text:span></text:p>
      <text:p text:style-name="P9">根据左侧pdf，Detection Target Generation 是在做什么？有什么目的？</text:p>
      <text:p text:style-name="P6">您好，这是Bing。我将根据左侧pdf来回答您的问题。😊</text:p>
      <text:p text:style-name="P7">Detection Target Generation 是一种用于生成检测目标的方法，它的目的是为了训练分类器和回归器。具体来说，Detection Target Generation 会从支持集中选择一些正样本和负样本，然后对它们进行编码，得到类别标签和边界框偏移量。这些编码后的目标就是检测目标，它们会被送入分类器和回归器进行训练。</text:p>
      <text:p text:style-name="P7">: Meta-DETR: Few-Shot Object Detection via Unified Image-Level Meta-Learning, Gongjie Zhang et al., arXiv:2103.11731v2 [cs.CV] 25 Mar 2021</text:p>
      <text:p text:style-name="P9">根据左侧PDF，他的LOSS Function是如何设置的，为什么这样设置？</text:p>
      <text:p text:style-name="P6">您好，这是Bing。我将根据左侧pdf来回答您的问题。😊</text:p>
      <text:p text:style-name="P7">他的LOSS Function是由三部分组成的，分别是分类损失、回归损失和匹配损失。具体来说：</text:p>
      <text:list xml:id="list4244224187" text:style-name="L8">
        <text:list-item>
          <text:p text:style-name="P25">分类损失是用于训练分类器的，它使用交叉熵损失来衡量检测目标和预测类别之间的差异。</text:p>
        </text:list-item>
        <text:list-item>
          <text:p text:style-name="P24">回归损失是用于训练回归器的，它使用L1损失来衡量检测目标和预测边界框之间的差异。</text:p>
        </text:list-item>
        <text:list-item>
          <text:p text:style-name="P24">匹配损失是用于训练匹配器的，它使用二元交叉熵损失来衡量检测目标和预测边界框之间的匹配程度。</text:p>
        </text:list-item>
      </text:list>
      <text:p text:style-name="P7">这样设置的原因是为了使模型能够同时学习分类、定位和匹配三个子任务，从而提高少样本目标检测的性能。</text:p>
      <text:p text:style-name="P7">: Meta-DETR: Few-Shot Object Detection via Unified Image-Level Meta-Learning, Gongjie Zhang et al., arXiv:2103.11731v2 [cs.CV] 25 Mar 2021</text:p>
      <text:p text:style-name="P9">根据左侧pdf，3.2.4 Training and Inference Scheme讲了什么？</text:p>
      <text:p text:style-name="P6">您好，这是Bing。我将根据左侧pdf来回答您的问题。😊</text:p>
      <text:p text:style-name="P7">3.2.4 Training and Inference Scheme 讲了Meta-DETR的训练和推理过程。具体来说：</text:p>
      <text:list xml:id="list3340022559" text:style-name="L9">
        <text:list-item>
          <text:p text:style-name="P27">训练过程分为两个阶段，第一个阶段是在大量的基础类别上预训练模型，第二个阶段是在少量的新类别上进行元学习，优化模型的参数。</text:p>
        </text:list-item>
        <text:list-item>
          <text:p text:style-name="P26"><text:soft-page-break/>推理过程是给定一个查询集，首先从支持集中提取特征，并将其输入到编码器和解码器中，得到预测的边界框和类别，然后根据匹配损失对预测结果进行排序，最后输出前K个最佳匹配的检测结果。</text:p>
        </text:list-item>
      </text:list>
      <text:p text:style-name="P7">: Meta-DETR: Few-Shot Object Detection via Unified Image-Level Meta-Learning, Gongjie Zhang et al., arXiv:2103.11731v2 [cs.CV] 25 Mar 2021</text:p>
      <text:p text:style-name="P9">根据左侧pdf，Table 1讲了什么？</text:p>
      <text:p text:style-name="P6">您好，这是Bing。我将根据左侧pdf来回答您的问题。😊</text:p>
      <text:p text:style-name="P7">Table 1 讲了Meta-DETR在Pascal VOC数据集上的少样本目标检测性能，与其他方法进行了比较。具体来说：</text:p>
      <text:list xml:id="list1973952442" text:style-name="L10">
        <text:list-item>
          <text:p text:style-name="P29">Table 1 展示了不同方法在不同的训练集和测试集上的平均精度（mAP）和标准差（std）。</text:p>
        </text:list-item>
        <text:list-item>
          <text:p text:style-name="P28">Table 1 中的第一部分是使用VOC07+12作为训练集，VOC07作为测试集的结果，第二部分是使用VOC07作为训练集，VOC12作为测试集的结果。</text:p>
        </text:list-item>
        <text:list-item>
          <text:p text:style-name="P28">Table 1 中的每一部分又分为三个子部分，分别是1-shot、2-shot和3-shot的结果，表示每个新类别只有1、2或3个支持样本。</text:p>
        </text:list-item>
        <text:list-item>
          <text:p text:style-name="P28">Table 1 中的最后一行是Meta-DETR的结果，可以看出Meta-DETR在所有的设置下都优于其他方法，尤其是在1-shot和2-shot的情况下。</text:p>
        </text:list-item>
      </text:list>
      <text:p text:style-name="P7">: Meta-DETR: Few-Shot Object Detection via Unified Image-Level Meta-Learning, Gongjie Zhang et al., arXiv:2103.11731v2 [cs.CV] 25 Mar 2021</text:p>
      <text:p text:style-name="P9">根据左侧pdf，4.1Datasets 讲了什么？</text:p>
      <text:p text:style-name="P6">您好，这是Bing。我将根据左侧pdf来回答您的问题。😊</text:p>
      <text:p text:style-name="P7">4.1Datasets 讲了Meta-DETR使用的数据集和数据划分方式。具体来说：</text:p>
      <text:list xml:id="list588435370" text:style-name="L11">
        <text:list-item>
          <text:p text:style-name="P31">Meta-DETR使用了三个公开的目标检测数据集，分别是Pascal VOC [11]、MS COCO [34]和Clipart [36]。</text:p>
        </text:list-item>
        <text:list-item>
          <text:p text:style-name="P30">Meta-DETR将每个数据集的类别分为基础类别和新类别，基础类别用于预训练模型，新类别用于元学习和测试模型。</text:p>
        </text:list-item>
        <text:list-item>
          <text:p text:style-name="P30">Meta-DETR在Pascal VOC上使用了20个类别中的15个作为基础类别，剩下的5个作为新类别；在MS COCO上使用了80个类别中的60个作为基础类别，剩下的20个作为新类别；在Clipart上使用了20个类别中的15个作为基础类别，剩下的5个作为新类别。</text:p>
        </text:list-item>
        <text:list-item>
          <text:p text:style-name="P30">Meta-DETR在每个数据集上都进行了1-shot、2-shot和3-shot的实验，表示每个新类别只有1、2或3个支持样本。</text:p>
        </text:list-item>
      </text:list>
      <text:p text:style-name="P7">: Meta-DETR: Few-Shot Object Detection via Unified Image-Level Meta-Learning, Gongjie Zhang et al., arXiv:2103.11731v2 [cs.CV] 25 Mar 2021</text:p>
      <text:p text:style-name="P9">根据左侧pdf，4.2Implementation Details讲了什么？</text:p>
      <text:p text:style-name="P6">您好，这是Bing。我将根据左侧pdf来回答您的问题。😊</text:p>
      <text:p text:style-name="P7">4.2Implementation Details 讲了Meta-DETR的实现细节，包括模型结构、超参数设置、训练策<text:soft-page-break/>略等。具体来说：</text:p>
      <text:list xml:id="list3388660444" text:style-name="L12">
        <text:list-item>
          <text:p text:style-name="P33">Meta-DETR的编码器使用了ResNet-50 [13]作为骨干网络，解码器使用了Transformer [71]的结构，匹配器使用了匈牙利算法 [23]。</text:p>
        </text:list-item>
        <text:list-item>
          <text:p text:style-name="P32">Meta-DETR的超参数设置包括：输入图像的大小为800×800，支持集和查询集的大小分别为1和16，预测边界框的数量为100，编码器和解码器的隐藏层维度为256，解码器的层数为6，解码器的头数为8，解码器的前馈网络维度为2048。</text:p>
        </text:list-item>
        <text:list-item>
          <text:p text:style-name="P32">Meta-DETR的训练策略包括：使用AdamW [39]优化器，初始学习率为10−4，在第40个epoch时降低到10−5，在第50个epoch时停止训练，使用余弦退火学习率调度器 [29]，使用0.1的权重衰减和0.9的动量。</text:p>
        </text:list-item>
      </text:list>
      <text:p text:style-name="P7">: Meta-DETR: Few-Shot Object Detection via Unified Image-Level Meta-Learning, Gongjie Zhang et al., arXiv:2103.11731v2 [cs.CV] 25 Mar 2021</text:p>
      <text:p text:style-name="P9">根据左侧pdf，4.4Ablation study是什么含义？</text:p>
      <text:p text:style-name="P6">您好，这是Bing。我将根据左侧pdf来回答您的问题。😊</text:p>
      <text:p text:style-name="P7">4.4Ablation study是一种实验方法，用于分析模型中不同的组件或设置对模型性能的影响。具体来说：</text:p>
      <text:list xml:id="list369142314" text:style-name="L13">
        <text:list-item>
          <text:p text:style-name="P35">在左侧pdf中，作者进行了多组消融实验，分别探究了编码器的结构、解码器的层数、匹配损失的权重、语义对齐机制等因素对模型性能的影响。</text:p>
        </text:list-item>
        <text:list-item>
          <text:p text:style-name="P34">作者通过在Pascal VOC数据集上进行1-shot和2-shot的实验，比较了不同设置下的模型在平均精度（mAP）上的表现，并给出了相应的结果和分析。</text:p>
        </text:list-item>
        <text:list-item>
          <text:p text:style-name="P34">作者通过消融实验验证了Meta-DETR中各个组件或设置的有效性和必要性，并给出了一些启示和建议。</text:p>
        </text:list-item>
      </text:list>
      <text:p text:style-name="P7">: Meta-DETR: Few-Shot Object Detection via Unified Image-Level Meta-Learning, Gongjie Zhang et al., arXiv:2103.11731v2 [cs.CV] 25 Mar 2021</text:p>
      <text:p text:style-name="P9">根据左侧pdf，请说明一下4.4讲了什么？</text:p>
      <text:p text:style-name="P6">您好，这是Bing。我将根据左侧pdf来回答您的问题。😊</text:p>
      <text:p text:style-name="P7">4.4讲了Meta-DETR的消融实验，用于分析模型中不同的组件或设置对模型性能的影响。具体来说：</text:p>
      <text:list xml:id="list2183687560" text:style-name="L14">
        <text:list-item>
          <text:p text:style-name="P37">作者在Pascal VOC数据集上进行了1-shot和2-shot的实验，比较了不同设置下的模型在平均精度（mAP）上的表现，并给出了相应的结果和分析。</text:p>
        </text:list-item>
        <text:list-item>
          <text:p text:style-name="P36">作者探究了编码器的结构、解码器的层数、匹配损失的权重、语义对齐机制等因素对模型性能的影响，并验证了Meta-DETR中各个组件或设置的有效性和必要性。</text:p>
        </text:list-item>
        <text:list-item>
          <text:p text:style-name="P36">作者发现编码器的结构对模型性能有显著影响，解码器的层数对模型性能有较小影响，匹配损失的权重对模型性能有一定影响，语义对齐机制可以显著提高模型性能。</text:p>
        </text:list-item>
      </text:list>
      <text:p text:style-name="P7">: Meta-DETR: Few-Shot Object Detection via Unified Image-Level Meta-Learning, Gongjie Zhang et al., arXiv:2103.11731v2 [cs.CV] 25 Mar 2021</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var cib-font-text" svg:font-family="'var cib-font-text'"/>
    <style:font-face style:name="宋体" svg:font-family="宋体"/>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loext:opacity="0%" style:font-name="Times New Roman" fo:font-family="'Times New Roman'" style:font-family-generic="roman" style:font-pitch="variable" fo:font-size="10.5pt" fo:language="en" fo:country="US" style:letter-kerning="true" style:font-name-asian="宋体" style:font-family-asian="宋体" style:font-size-asian="10.5pt" style:language-asian="zh" style:country-asian="CN"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style>
    <style:style style:name="Header" style:family="paragraph" style:parent-style-name="Standard" style:default-outline-level="" style:class="extra">
      <style:paragraph-properties fo:line-height="100%" fo:text-align="justify" style:justify-single-word="false" fo:padding-left="0.141cm" fo:padding-right="0.141cm" fo:padding-top="0.035cm" fo:padding-bottom="0.035cm" fo:border="none" style:shadow="none" style:snap-to-layout-grid="false">
        <style:tab-stops>
          <style:tab-stop style:position="7.325cm" style:type="center"/>
          <style:tab-stop style:position="14.651cm" style:type="right"/>
        </style:tab-stops>
      </style:paragraph-properties>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默认段落字体"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wps</meta:initial-creator>
    <meta:creation-date>2018-05-25T19:28:25.622000000</meta:creation-date>
    <dc:date>2023-03-23T16:34:04.106053397</dc:date>
    <meta:editing-duration>PT22M18S</meta:editing-duration>
    <meta:editing-cycles>1</meta:editing-cycles>
    <meta:generator>LibreOffice/7.3.7.2$Linux_X86_64 LibreOffice_project/30$Build-2</meta:generator>
    <meta:document-statistic meta:table-count="0" meta:image-count="0" meta:object-count="0" meta:page-count="7" meta:paragraph-count="179" meta:word-count="11513" meta:character-count="18826" meta:non-whitespace-character-count="18119"/>
    <meta:user-defined meta:name="KSOProductBuildVer">2052-9.1.0.3914</meta:user-defined>
  </office:meta>
</office:document-meta>
</file>